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7.541cm"/>
    </style:style>
    <style:style style:name="co3" style:family="table-column">
      <style:table-column-properties fo:break-before="auto" style:column-width="4.789cm"/>
    </style:style>
    <style:style style:name="co4" style:family="table-column">
      <style:table-column-properties fo:break-before="auto" style:column-width="8.837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826cm"/>
    </style:style>
    <style:style style:name="co14" style:family="table-column">
      <style:table-column-properties fo:break-before="auto" style:column-width="1.614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aeaaa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able-cell-properties fo:background-color="#d0cec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Vírgula" style:data-style-name="N112"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gr1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Segoe UI'" style:font-size-asian="8pt" style:language-asian="zh" style:country-asian="CN" style:font-style-asian="normal" style:font-weight-asian="normal" style:font-family-complex="'Segoe UI'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I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7" table:default-cell-style-name="ce5"/>
        <table:table-column table:style-name="co9" table:default-cell-style-name="ce5"/>
        <table:table-column table:style-name="co7" table:default-cell-style-name="ce5"/>
        <table:table-column table:style-name="co14" table:default-cell-style-name="ce5"/>
        <table:table-column table:style-name="co7" table:number-columns-repeated="6" table:default-cell-style-name="ce1"/>
        <table:table-column table:style-name="co7" table:number-columns-repeated="40" table:default-cell-style-name="ce5"/>
        <table:table-column table:style-name="co7" table:number-columns-repeated="960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Matricula</text:p>
          </table:table-cell>
          <table:table-cell table:style-name="ce2" office:value-type="string" calcext:value-type="string" table:number-columns-spanned="1" table:number-rows-spanned="3">
            <text:p>Nome</text:p>
          </table:table-cell>
          <table:table-cell table:style-name="ce2" office:value-type="string" calcext:value-type="string" table:number-columns-spanned="1" table:number-rows-spanned="3">
            <text:p>Cargo</text:p>
          </table:table-cell>
          <table:table-cell table:style-name="ce2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8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9" office:value-type="string" calcext:value-type="string" table:number-columns-spanned="1" table:number-rows-spanned="3">
            <office:annotation draw:style-name="gr1" draw:text-style-name="P2" svg:width="7.646cm" svg:height="1.005cm" svg:x="34.184cm" svg:y="0.026cm" draw:caption-point-x="16.42cm" draw:caption-point-y="-0.016cm">
              <dc:creator>Guilherme Nunes</dc:creator>
              <dc:date>2021-01-27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style-name="ce5" table:number-columns-repeated="6"/>
          <table:table-cell table:number-columns-repeated="1000"/>
        </table:table-row>
        <table:table-row table:style-name="ro1">
          <table:covered-table-cell table:number-columns-repeated="4" table:style-name="ce4"/>
          <table:table-cell table:style-name="ce9" office:value-type="string" calcext:value-type="string" table:number-columns-spanned="2" table:number-rows-spanned="1">
            <text:p>Remuneração Básica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4"/>
          <table:table-cell table:style-name="ce9" office:value-type="string" calcext:value-type="string" table:number-columns-spanned="1" table:number-rows-spanned="2">
            <office:annotation draw:style-name="gr1" draw:text-style-name="P2" svg:width="7.646cm" svg:height="1.138cm" svg:x="20.929cm" svg:y="0.106cm" draw:caption-point-x="16.182cm" draw:caption-point-y="0.3cm">
              <dc:creator>Guilherme Nunes</dc:creator>
              <dc:date>2021-01-27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9" office:value-type="string" calcext:value-type="string" table:number-columns-spanned="1" table:number-rows-spanned="2">
            <office:annotation draw:style-name="gr1" draw:text-style-name="P2" svg:width="7.646cm" svg:height="1.032cm" svg:x="23.31cm" svg:y="0.106cm" draw:caption-point-x="16.129cm" draw:caption-point-y="0.3cm">
              <dc:creator>Guilherme Nunes</dc:creator>
              <dc:date>2021-01-27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9" office:value-type="string" calcext:value-type="string" table:number-columns-spanned="1" table:number-rows-spanned="2">
            <office:annotation draw:style-name="gr1" draw:text-style-name="P2" svg:width="7.646cm" svg:height="0.741cm" svg:x="25.135cm" svg:y="0.106cm" draw:caption-point-x="16.13cm" draw:caption-point-y="0.3cm">
              <dc:creator>Guilherme Nunes</dc:creator>
              <dc:date>2021-01-27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9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4"/>
          <table:table-cell table:style-name="ce9" office:value-type="string" calcext:value-type="string" table:number-columns-spanned="1" table:number-rows-spanned="2">
            <office:annotation draw:style-name="gr1" draw:text-style-name="P2" svg:width="6.218cm" svg:height="0.635cm" svg:x="32.491cm" svg:y="0.106cm" draw:caption-point-x="16.499cm" draw:caption-point-y="0.3cm">
              <dc:creator>Guilherme Nunes</dc:creator>
              <dc:date>2021-01-27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4"/>
          <table:table-cell table:style-name="ce5" table:number-columns-repeated="6"/>
          <table:table-cell table:number-columns-repeated="1000"/>
        </table:table-row>
        <table:table-row table:style-name="ro2">
          <table:covered-table-cell table:number-columns-repeated="4" table:style-name="ce4"/>
          <table:table-cell table:style-name="ce6" office:value-type="string" calcext:value-type="string">
            <office:annotation draw:style-name="gr1" draw:text-style-name="P2" svg:width="6.085cm" svg:height="1.693cm" svg:x="9.022cm" svg:y="0.503cm" draw:caption-point-x="16.103cm" draw:caption-point-y="0.3cm">
              <dc:creator>Guilherme Nunes</dc:creator>
              <dc:date>2021-01-27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6" office:value-type="string" calcext:value-type="string">
            <office:annotation draw:style-name="gr1" draw:text-style-name="P2" svg:width="7.646cm" svg:height="1.402cm" svg:x="11.218cm" svg:y="0.503cm" draw:caption-point-x="16.288cm" draw:caption-point-y="0.3cm">
              <dc:creator>Guilherme Nunes</dc:creator>
              <dc:date>2021-01-27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6" office:value-type="string" calcext:value-type="string">
            <office:annotation draw:style-name="gr1" draw:text-style-name="P2" svg:width="7.646cm" svg:height="1.826cm" svg:x="12.912cm" svg:y="0.503cm" draw:caption-point-x="16.288cm" draw:caption-point-y="0.3cm">
              <dc:creator>Guilherme Nunes</dc:creator>
              <dc:date>2021-01-27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6" office:value-type="string" calcext:value-type="string">
            <office:annotation draw:style-name="gr1" draw:text-style-name="P2" svg:width="7.646cm" svg:height="1.402cm" svg:x="14.605cm" svg:y="0.503cm" draw:caption-point-x="16.235cm" draw:caption-point-y="0.3cm">
              <dc:creator>Guilherme Nunes</dc:creator>
              <dc:date>2021-01-27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6" office:value-type="string" calcext:value-type="string">
            <office:annotation draw:style-name="gr1" draw:text-style-name="P2" svg:width="7.646cm" svg:height="1.085cm" svg:x="16.616cm" svg:y="0.503cm" draw:caption-point-x="16.394cm" draw:caption-point-y="0.3cm">
              <dc:creator>Guilherme Nunes</dc:creator>
              <dc:date>2021-01-27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6" office:value-type="string" calcext:value-type="string">
            <office:annotation draw:style-name="gr1" draw:text-style-name="P2" svg:width="7.646cm" svg:height="2.143cm" svg:x="18.627cm" svg:y="0.503cm" draw:caption-point-x="16.288cm" draw:caption-point-y="0.3cm">
              <dc:creator>Guilherme Nunes</dc:creator>
              <dc:date>2021-01-27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4"/>
          <table:table-cell table:style-name="ce6" office:value-type="string" calcext:value-type="string">
            <office:annotation draw:style-name="gr1" draw:text-style-name="P2" svg:width="7.646cm" svg:height="1.402cm" svg:x="27.384cm" svg:y="0.503cm" draw:caption-point-x="16.05cm" draw:caption-point-y="0.3cm">
              <dc:creator>Guilherme Nunes</dc:creator>
              <dc:date>2021-01-27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6" office:value-type="string" calcext:value-type="string">
            <office:annotation draw:style-name="gr1" draw:text-style-name="P2" svg:width="4.736cm" svg:height="0.635cm" svg:x="28.601cm" svg:y="0.503cm" draw:caption-point-x="16.526cm" draw:caption-point-y="0.3cm">
              <dc:creator>Guilherme Nunes</dc:creator>
              <dc:date>2021-01-27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6" office:value-type="string" calcext:value-type="string">
            <office:annotation draw:style-name="gr1" draw:text-style-name="P2" svg:width="7.646cm" svg:height="1.402cm" svg:x="30.798cm" svg:y="0.503cm" draw:caption-point-x="16.499cm" draw:caption-point-y="0.3cm">
              <dc:creator>Guilherme Nunes</dc:creator>
              <dc:date>2021-01-27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4"/>
          <table:table-cell table:style-name="ce5" table:number-columns-repeated="6"/>
          <table:table-cell table:number-columns-repeated="1000"/>
        </table:table-row>
        <table:table-row table:style-name="ro3">
          <table:table-cell office:value-type="float" office:value="10322" calcext:value-type="float">
            <text:p>10322</text:p>
          </table:table-cell>
          <table:table-cell office:value-type="string" calcext:value-type="string">
            <text:p>ADAMO VINICIUS PINHEIRO CAROL</text:p>
          </table:table-cell>
          <table:table-cell office:value-type="string" calcext:value-type="string">
            <text:p>ANALISTA JURIDICO DO MP</text:p>
          </table:table-cell>
          <table:table-cell office:value-type="string" calcext:value-type="string">
            <text:p>AREA REGIONAL DA CAPITAL</text:p>
          </table:table-cell>
          <table:table-cell table:style-name="ce12" office:value-type="float" office:value="8145.02" calcext:value-type="float">
            <text:p>8.145,02 </text:p>
          </table:table-cell>
          <table:table-cell table:number-columns-repeated="2" table:style-name="ce12" office:value-type="float" office:value="0" calcext:value-type="float">
            <text:p>0,00 </text:p>
          </table:table-cell>
          <table:table-cell table:style-name="ce12" office:value-type="float" office:value="4377.95" calcext:value-type="float">
            <text:p>4.377,95 </text:p>
          </table:table-cell>
          <table:table-cell table:number-columns-repeated="2" table:style-name="ce12" office:value-type="float" office:value="0" calcext:value-type="float">
            <text:p>0,00 </text:p>
          </table:table-cell>
          <table:table-cell table:style-name="ce12" office:value-type="float" office:value="610.87" calcext:value-type="float">
            <text:p>610,87 </text:p>
          </table:table-cell>
          <table:table-cell table:style-name="ce12" office:value-type="float" office:value="12512.12" calcext:value-type="float">
            <text:p>12.512,12 </text:p>
          </table:table-cell>
          <table:table-cell table:style-name="ce12" office:value-type="float" office:value="25645.96" calcext:value-type="float">
            <text:p>25.645,96 </text:p>
          </table:table-cell>
          <table:table-cell table:style-name="ce12" office:value-type="float" office:value="-978" calcext:value-type="float">
            <text:p>(978,00)</text:p>
          </table:table-cell>
          <table:table-cell table:style-name="ce12" office:value-type="float" office:value="-2658.88" calcext:value-type="float">
            <text:p>(2.658,88)</text:p>
          </table:table-cell>
          <table:table-cell table:style-name="ce12" office:value-type="float" office:value="0" calcext:value-type="float">
            <text:p>0,00 </text:p>
          </table:table-cell>
          <table:table-cell table:style-name="ce12" office:value-type="float" office:value="-3636.88" calcext:value-type="float">
            <text:p>(3.636,88)</text:p>
          </table:table-cell>
          <table:table-cell table:style-name="ce12" office:value-type="float" office:value="22009.08" calcext:value-type="float">
            <text:p>22.009,08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4/01/20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3009">
          <table:table-cell table:number-columns-repeated="1024"/>
        </table:table-row>
        <table:table-row table:style-name="ro4" table:number-rows-repeated="5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 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number-style style:name="N112P0" style:volatile="true">
      <number:number number:decimal-places="2" loext:min-decimal-places="2" number:min-integer-digits="1" number:grouping="true"/>
      <number:text> </number:text>
    </number:number-style>
    <number:number-style style:name="N11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írgul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6:16:02.3954572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Guilherme Nunes</meta:initial-creator>
    <meta:creation-date>2021-01-27T13:13:41Z</meta:creation-date>
    <dc:date>2021-02-08T16:17:24.988729617</dc:date>
    <meta:editing-duration>PT1M47S</meta:editing-duration>
    <meta:editing-cycles>2</meta:editing-cycles>
    <meta:document-statistic meta:table-count="1" meta:cell-count="56" meta:object-count="0"/>
  </office:meta>
</office:document-meta>
</file>